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ue Aufgaben für den 14.05.2021</text:h>
      <text:h text:style-name="Heading_20_1" text:outline-level="1"/>
      <text:p text:style-name="P1">Schaut Euch bitte mal folgende Videos an</text:p>
      <text:p text:style-name="Standard"/>
      <text:p text:style-name="Standard">1. - Vue: <text:s text:c="6"/><text:tab/><text:a xlink:type="simple" xlink:href="https://youtu.be/Wy9q22isx3U" text:style-name="Internet_20_link" text:visited-style-name="Visited_20_Internet_20_Link">https://youtu.be/Wy9q22isx3U</text:a></text:p>
      <text:p text:style-name="Standard">2. - Vuex:<text:tab/><text:a xlink:type="simple" xlink:href="https://youtu.be/5lVQgZzLMHc" text:style-name="Internet_20_link" text:visited-style-name="Visited_20_Internet_20_Link">https://youtu.be/5lVQgZzLMHc</text:a></text:p>
      <text:p text:style-name="Standard"/>
      <text:p text:style-name="P1">und die Dokumentation zu ES6 (JavaScript Version 2015):</text:p>
      <text:p text:style-name="Standard"/>
      <text:p text:style-name="Standard">- <text:a xlink:type="simple" xlink:href="https://www.w3schools.com/js/js_es6.asp#mark_arrow" text:style-name="Internet_20_link" text:visited-style-name="Visited_20_Internet_20_Link">https://www.w3schools.com/js/js_es6.asp#mark_arrow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5-12T13:12:15</meta:creation-date>
    <meta:document-statistic meta:table-count="0" meta:image-count="0" meta:object-count="0" meta:page-count="1" meta:paragraph-count="6" meta:word-count="30" meta:character-count="262"/>
    <dc:date>2021-05-12T13:16:37</dc:date>
    <dc:creator>Bernd Engels</dc:creator>
    <meta:editing-duration>PT4M23S</meta:editing-duration>
    <meta:editing-cycles>1</meta:editing-cycles>
    <meta:generator>OpenOffice/4.1.1$Unix OpenOffice.org_project/411m6$Build-9775</meta:generator>
  </office:meta>
</office:document-meta>
</file>